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HandlerExceptionResolver.buildLogMessage( Exception ex ,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resolveException( HttpServletRequest request , HttpServletResponse response , @ Nullable Object handler , Exception ex )</text:p>
          </table:table-cell>
          <table:table-cell office:value-type="float" office:value="7">
            <text:p text:style-name="Table_20_Contents">7</text:p>
          </table:table-cell>
          <table:table-cell office:value-type="float" office:value="6">
            <text:p text:style-name="Table_20_Contents">6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bstractHandlerExceptionResolver.setPreventResponseCaching( boolean preventResponseCach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setMappedHandlerClasses( Class &lt; ? &gt; ... mappedHandlerCla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logException( Exception ex ,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ndlerExceptionResolver.preventCaching( HttpServletResponse respo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hasHandlerMapping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prepareResponse( Exception ex , HttpServletResponse respons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AbstractHandlerExceptionResolver.shouldApplyTo( HttpServletRequest request , @ Nullable Object handler )</text:p>
          </table:table-cell>
          <table:table-cell office:value-type="float" office:value="8">
            <text:p text:style-name="Table_20_Contents">8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bstractHandlerExceptionResolver.getOr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setOrder( int or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setMappedHandlers( Set &lt; ? &gt; mapped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HandlerExceptionResolver.setWarnLogCategory( String logger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